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automatic-styles>
    <style:style style:name="Tableau1" style:family="table">
      <style:table-properties style:width="8.202cm" table:align="left"/>
    </style:style>
    <style:style style:name="Tableau1.A" style:family="table-column">
      <style:table-column-properties style:column-width="0.593cm"/>
    </style:style>
    <style:style style:name="Tableau1.B" style:family="table-column">
      <style:table-column-properties style:column-width="3.103cm"/>
    </style:style>
    <style:style style:name="Tableau1.C" style:family="table-column">
      <style:table-column-properties style:column-width="0.307cm"/>
    </style:style>
    <style:style style:name="Tableau1.D" style:family="table-column">
      <style:table-column-properties style:column-width="0.397cm"/>
    </style:style>
    <style:style style:name="Tableau1.E" style:family="table-column">
      <style:table-column-properties style:column-width="3.803cm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style:font-name="Copperplate Gothic Bold" fo:font-size="6pt" officeooo:rsid="00292863" officeooo:paragraph-rsid="00292863" style:font-size-asian="6pt" style:font-size-complex="6pt"/>
    </style:style>
    <style:style style:name="P3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304002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6pt" officeooo:rsid="00314ef1" officeooo:paragraph-rsid="00314ef1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pt" officeooo:rsid="00305d58" officeooo:paragraph-rsid="00305d58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38a7cd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34b55f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6pt" officeooo:rsid="0038a7cd" officeooo:paragraph-rsid="003e1895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6pt" officeooo:rsid="00304002" officeooo:paragraph-rsid="00304002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6pt" officeooo:rsid="002d3397" officeooo:paragraph-rsid="002d3397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6pt" officeooo:rsid="003c597c" officeooo:paragraph-rsid="003c597c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44af99" officeooo:paragraph-rsid="0044af99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pt" officeooo:rsid="003c39e3" officeooo:paragraph-rsid="003c39e3" style:font-name-asian="Webdings" style:font-size-asian="6pt" style:font-name-complex="Webdings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b3b7c" officeooo:paragraph-rsid="002b3b7c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14ef1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c39e3" style:font-name-asian="Webdings" style:font-size-asian="6pt" style:font-weight-asian="bold" style:font-name-complex="Webdings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4170cf" style:font-name-asian="Webdings" style:font-size-asian="6pt" style:font-weight-asian="bold" style:font-name-complex="Webdings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38a7cd" style:font-name-asian="Webdings" style:font-size-asian="6pt" style:font-weight-asian="bold" style:font-name-complex="Webdings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4af99" style:font-name-asian="Webdings" style:font-size-asian="6pt" style:font-weight-asian="bold" style:font-name-complex="Webdings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normal" officeooo:rsid="004170cf" officeooo:paragraph-rsid="004170cf" style:font-name-asian="Webdings" style:font-size-asian="6pt" style:font-weight-asian="normal" style:font-name-complex="Webdings" style:font-size-complex="6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92863" officeooo:paragraph-rsid="00292863" style:font-size-asian="7pt" style:font-size-complex="7pt"/>
    </style:style>
    <style:style style:name="P2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92863"/>
    </style:style>
    <style:style style:name="P3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8a7cd" style:font-name-asian="Webdings" style:font-size-asian="6pt" style:font-name-complex="Webdings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4af99" style:font-name-asian="Webdings" style:font-size-asian="6pt" style:font-name-complex="Webdings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170cf" style:font-name-asian="Webdings" style:font-size-asian="6pt" style:font-weight-asian="bold" style:font-name-complex="Webdings" style:font-size-complex="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6pt" officeooo:paragraph-rsid="00292863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6pt" officeooo:paragraph-rsid="002de922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6pt" officeooo:paragraph-rsid="002b3b7c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9bee4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Copperplate Gothic Bold" fo:font-size="6pt" officeooo:rsid="00314ef1" officeooo:paragraph-rsid="0049bee4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Copperplate Gothic Bold" fo:font-size="6pt" officeooo:rsid="002d3397" officeooo:paragraph-rsid="0049bee4" style:font-size-asian="6pt" style:font-size-complex="6pt"/>
    </style:style>
    <style:style style:name="T1" style:family="text">
      <style:text-properties officeooo:rsid="00481f32"/>
    </style:style>
    <style:style style:name="T2" style:family="text">
      <style:text-properties officeooo:rsid="0025d2e6"/>
    </style:style>
    <style:style style:name="T3" style:family="text">
      <style:text-properties style:font-name="Copperplate Gothic Bold" fo:font-size="7pt" officeooo:rsid="00292863" style:font-size-asian="7pt" style:font-size-complex="7pt"/>
    </style:style>
    <style:style style:name="T4" style:family="text">
      <style:text-properties style:font-name="Copperplate Gothic Bold" fo:font-size="7pt" officeooo:rsid="002ffa41" style:font-size-asian="7pt" style:font-size-complex="7pt"/>
    </style:style>
    <style:style style:name="T5" style:family="text">
      <style:text-properties style:font-name="Copperplate Gothic Bold" fo:font-size="7pt" officeooo:rsid="003cb7eb" style:font-size-asian="7pt" style:font-size-complex="7pt"/>
    </style:style>
    <style:style style:name="T6" style:family="text">
      <style:text-properties style:font-name="Copperplate Gothic Bold" officeooo:rsid="002de922"/>
    </style:style>
    <style:style style:name="T7" style:family="text">
      <style:text-properties style:font-name="Copperplate Gothic Bold" officeooo:rsid="0038a7cd"/>
    </style:style>
    <style:style style:name="T8" style:family="text">
      <style:text-properties style:font-name="Copperplate Gothic Bold" officeooo:rsid="002b3b7c"/>
    </style:style>
    <style:style style:name="T9" style:family="text">
      <style:text-properties style:font-name="Copperplate Gothic Bold" officeooo:rsid="00304002"/>
    </style:style>
    <style:style style:name="T10" style:family="text">
      <style:text-properties style:font-name="Copperplate Gothic Bold" officeooo:rsid="0034b55f"/>
    </style:style>
    <style:style style:name="T11" style:family="text">
      <style:text-properties style:font-name="Copperplate Gothic Bold" officeooo:rsid="00292863"/>
    </style:style>
    <style:style style:name="T12" style:family="text">
      <style:text-properties style:font-name="Copperplate Gothic Bold" officeooo:rsid="0036ddf5"/>
    </style:style>
    <style:style style:name="T13" style:family="text">
      <style:text-properties style:font-name="Copperplate Gothic Bold" officeooo:rsid="0044af99"/>
    </style:style>
    <style:style style:name="T14" style:family="text">
      <style:text-properties officeooo:rsid="002de922"/>
    </style:style>
    <style:style style:name="T15" style:family="text">
      <style:text-properties officeooo:rsid="00304002"/>
    </style:style>
    <style:style style:name="T16" style:family="text">
      <style:text-properties style:font-name-asian="Webdings" style:font-name-complex="Webdings"/>
    </style:style>
    <style:style style:name="T17" style:family="text">
      <style:text-properties officeooo:rsid="00314ef1" style:font-name-asian="Webdings" style:font-name-complex="Webdings"/>
    </style:style>
    <style:style style:name="T18" style:family="text">
      <style:text-properties officeooo:rsid="0044af99" style:font-name-asian="Webdings" style:font-name-complex="Webdings"/>
    </style:style>
    <style:style style:name="T19" style:family="text">
      <style:text-properties officeooo:rsid="0034b55f"/>
    </style:style>
    <style:style style:name="T20" style:family="text">
      <style:text-properties officeooo:rsid="0036ddf5"/>
    </style:style>
    <style:style style:name="T21" style:family="text">
      <style:text-properties officeooo:rsid="0038a7cd"/>
    </style:style>
    <style:style style:name="T22" style:family="text">
      <style:text-properties officeooo:rsid="003c597c"/>
    </style:style>
    <style:style style:name="T23" style:family="text">
      <style:text-properties officeooo:rsid="0044af99"/>
    </style:style>
    <style:style style:name="T24" style:family="text">
      <style:text-properties officeooo:rsid="0049be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">Check liste, </text:span><text:span text:style-name="T5">condensée,</text:span><text:span text:style-name="T3"> activation, </text:span><text:span text:style-name="T4">vacances, <text:s/>..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9">Bâche<text:span text:style-name="T23">(s)</text:span></text:p>
          </table:table-cell>
          <table:covered-table-cell/>
          <table:table-cell table:style-name="Tableau1.A1" office:value-type="string">
            <text:p text:style-name="P20"/>
          </table:table-cell>
          <table:table-cell table:style-name="Tableau1.A1" table:number-columns-spanned="2" office:value-type="string">
            <text:p text:style-name="P21">É<text:span text:style-name="T15">nergie</text:span></text:p>
          </table:table-cell>
          <table:covered-table-cell/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Sol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<text:span text:style-name="T14">Câble</text:span><text:span text:style-name="T20">s</text:span> alim<text:span text:style-name="T14">entation</text:span>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Toiture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42"><text:span text:style-name="T6">Source</text:span><text:span text:style-name="T7">s</text:span><text:span text:style-name="T6"> énergie </text:span><text:span text:style-name="T7">(Secteur)</text:span></text:p>
          </table:table-cell>
        </table:table-row>
        <table:table-row>
          <table:table-cell table:style-name="Tableau1.A1" table:number-columns-spanned="2" office:value-type="string">
            <text:p text:style-name="P19">Divers</text:p>
          </table:table-cell>
          <table:covered-table-cell/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15">Source<text:span text:style-name="T21">s</text:span> énergie <text:span text:style-name="T21">(Batterie)</text:span>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6">Crème Solaire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3"></text:p>
          </table:table-cell>
          <table:table-cell table:style-name="Tableau1.A1" office:value-type="string">
            <text:p text:style-name="P18">Chargeur (secteur, solaire)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Crayons</text:p>
          </table:table-cell>
          <table:table-cell table:style-name="Tableau1.A1" office:value-type="string">
            <text:p text:style-name="P16"/>
          </table:table-cell>
          <table:table-cell table:style-name="Tableau1.A1" table:number-columns-spanned="2" office:value-type="string">
            <text:p text:style-name="P23">Antenne<text:span text:style-name="T23">(S)</text:span></text:p>
          </table:table-cell>
          <table:covered-table-cell/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log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4">Antenne <text:span text:style-name="T15">(HF)</text:span>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cahier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4">Antenne <text:span text:style-name="T15">(VHF/UHF)</text:span>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15">Trousse <text:span text:style-name="T19">premiers soins</text:span>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43"><text:span text:style-name="T8"><text:s/></text:span><text:span text:style-name="T13">A</text:span><text:span text:style-name="T8">ntenne </text:span><text:span text:style-name="T9">(SHF et </text:span><text:span text:style-name="T10">hyper) </text:span></text:p>
          </table:table-cell>
        </table:table-row>
        <table:table-row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10">Lampe de poche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5"><text:span text:style-name="T14">câble</text:span> coaxial <text:span text:style-name="T15">(1)</text:span></text:p>
          </table:table-cell>
        </table:table-row>
        <table:table-row>
          <table:table-cell table:style-name="Tableau1.A1" office:value-type="string">
            <text:p text:style-name="P40"></text:p>
          </table:table-cell>
          <table:table-cell table:style-name="Tableau1.A1" office:value-type="string">
            <text:p text:style-name="P27">Papier toilette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5"><text:span text:style-name="T14">câble</text:span> coaxial <text:span text:style-name="T15">(2)</text:span></text:p>
          </table:table-cell>
        </table:table-row>
        <table:table-row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5"><text:span text:style-name="T14">câble</text:span> coaxial <text:span text:style-name="T15">(3)</text:span></text:p>
          </table:table-cell>
        </table:table-row>
        <table:table-row>
          <table:table-cell table:style-name="Tableau1.A1" table:number-columns-spanned="2" office:value-type="string">
            <text:p text:style-name="P24">Émetteur<text:span text:style-name="T23">(s)</text:span> / Récepteur<text:span text:style-name="T23">(s)</text:span></text:p>
          </table:table-cell>
          <table:covered-table-cell/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7"><text:span text:style-name="T19">R</text:span>accords <text:span text:style-name="T19">divers</text:span>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1"><text:span text:style-name="T11">HF (et </text:span><text:span text:style-name="T10">VLF</text:span><text:span text:style-name="T11">)</text:span>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7"></text:p>
          </table:table-cell>
          <table:table-cell table:style-name="Tableau1.A1" office:value-type="string">
            <text:p text:style-name="P14">Boussole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2">VHF</text:p>
          </table:table-cell>
          <table:table-cell table:style-name="Tableau1.A1" office:value-type="string">
            <text:p text:style-name="P16"/>
          </table:table-cell>
          <table:table-cell table:style-name="Tableau1.A1" table:number-columns-spanned="2" office:value-type="string">
            <text:p text:style-name="P22"><text:span text:style-name="T16">Fixation</text:span><text:span text:style-name="T18">(s)</text:span><text:span text:style-name="T16"> a</text:span><text:span text:style-name="T17">n</text:span><text:span text:style-name="T16">t</text:span><text:span text:style-name="T17">e</text:span><text:span text:style-name="T16">nne</text:span><text:span text:style-name="T18">(s)</text:span></text:p>
          </table:table-cell>
          <table:covered-table-cell/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2">UHF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5">Support d’antenne 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1"><text:span text:style-name="T11">SHF </text:span><text:span text:style-name="T12">(</text:span><text:span text:style-name="T11">et </text:span><text:span text:style-name="T10">hyper</text:span><text:span text:style-name="T12">)</text:span>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12">Mats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Micro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13">Haubans/<text:span text:style-name="T23">Cordelettes</text:span>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13">Manipulateur CW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46">Sardine<text:span text:style-name="T20">s</text:span> de fixation </text:p>
            <text:p text:style-name="P46"><text:span text:style-name="T22">maillet</text:span>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4">Interface numérique</text:p>
            <text:p text:style-name="P10">(et ses cordons)</text:p>
          </table:table-cell>
          <table:table-cell table:style-name="Tableau1.A1" office:value-type="string">
            <text:p text:style-name="P16"/>
          </table:table-cell>
          <table:table-cell table:style-name="Tableau1.A1" table:number-columns-spanned="2" office:value-type="string">
            <text:p text:style-name="P25">Matériel dépannage</text:p>
          </table:table-cell>
          <table:covered-table-cell/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13">Casque d’écoute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8">Fer à souder + accessoire<text:span text:style-name="T22">s</text:span></text:p>
          </table:table-cell>
        </table:table-row>
        <table:table-row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44">Boite d’accord </text:p>
            <text:p text:style-name="P44">(et cordon<text:span text:style-name="T22">s</text:span>)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45">Analyseur d’antenne</text:p>
            <text:p text:style-name="P45"><text:span text:style-name="T20">ROS mètre</text:span></text:p>
          </table:table-cell>
        </table:table-row>
        <table:table-row>
          <table:table-cell table:style-name="Tableau1.A1" table:number-columns-spanned="2" office:value-type="string">
            <text:p text:style-name="P26">Papier<text:span text:style-name="T21">s</text:span></text:p>
          </table:table-cell>
          <table:covered-table-cell/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9">Multimètre</text:p>
          </table:table-cell>
        </table:table-row>
        <table:table-row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10">Papier identité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1">Petit outillage 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9">Licence RA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1"><text:span text:style-name="T23">Assortiment cosses/</text:span><text:span text:style-name="T22">fusibles</text:span></text:p>
          </table:table-cell>
        </table:table-row>
        <table:table-row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9">Carnet de trafic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9"></text:p>
          </table:table-cell>
          <table:table-cell table:style-name="Tableau1.A1" office:value-type="string">
            <text:p text:style-name="P17">Pince multifonctions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481f32"/>
    </style:style>
    <style:style style:name="MT2" style:family="text">
      <style:text-properties officeooo:rsid="0049bee4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2.0</text:span></text:p>
        <text:p text:style-name="MP2">Version 1.0<text:span text:style-name="MT2">2</text:span><text:span text:style-name="MT3">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Check_liste_vacances</text:file-name><text:tab/><text:date style:data-style-name="N37" text:date-value="2024-05-13T14:18:26.883000140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4:18:25.809000000</dc:date>
    <meta:editing-duration>P1DT1H55M3S</meta:editing-duration>
    <meta:editing-cycles>29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101" meta:word-count="169" meta:character-count="949" meta:non-whitespace-character-count="874"/>
  </office:meta>
</office:document-meta>
</file>